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9.999cm" table:align="margins"/>
    </style:style>
    <style:style style:name="Tabella1.A" style:family="table-column">
      <style:table-column-properties style:column-width="6.292cm" style:rel-column-width="41235*"/>
    </style:style>
    <style:style style:name="Tabella1.B" style:family="table-column">
      <style:table-column-properties style:column-width="3.708cm" style:rel-column-width="24300*"/>
    </style:style>
    <style:style style:name="Tabella1.1" style:family="table-row">
      <style:table-row-properties style:row-height="9.999cm"/>
    </style:style>
    <style:style style:name="Tabella1.A1" style:family="table-cell">
      <style:table-cell-properties fo:padding="0.097cm" fo:border="none"/>
    </style:style>
    <style:style style:name="P1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rsid="005e18e9" officeooo:paragraph-rsid="005e18e9" style:font-size-asian="9pt" style:font-weight-asian="normal" style:font-size-complex="9pt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9pt" fo:font-weight="normal" officeooo:rsid="005e18e9" officeooo:paragraph-rsid="005e18e9" style:font-size-asian="9pt" style:font-weight-asian="normal" style:font-size-complex="9pt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76fbf2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style:font-name="Courier 10 Pitch" fo:font-size="12pt" fo:font-weight="normal" officeooo:rsid="005e18e9" officeooo:paragraph-rsid="005e18e9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Courier 10 Pitch" fo:font-size="12pt" fo:font-weight="normal" officeooo:rsid="005e18e9" officeooo:paragraph-rsid="0074b42b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10pt" fo:font-weight="normal" officeooo:rsid="005e18e9" officeooo:paragraph-rsid="005e18e9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6pt" fo:font-weight="normal" officeooo:rsid="005e18e9" officeooo:paragraph-rsid="005e18e9" style:font-size-asian="5.25pt" style:font-weight-asian="normal" style:font-size-complex="6pt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11pt" fo:font-weight="normal" officeooo:rsid="005e18e9" officeooo:paragraph-rsid="005e18e9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16pt" fo:font-weight="normal" officeooo:rsid="005e18e9" officeooo:paragraph-rsid="005e18e9" style:font-size-asian="16pt" style:font-weight-asian="normal" style:font-size-complex="16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13pt" fo:font-weight="normal" officeooo:rsid="005e18e9" officeooo:paragraph-rsid="005e18e9" style:font-size-asian="13pt" style:font-weight-asian="normal" style:font-size-complex="13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8pt" fo:font-weight="normal" officeooo:rsid="005e18e9" officeooo:paragraph-rsid="0074b42b" style:font-size-asian="7pt" style:font-weight-asian="normal" style:font-size-complex="8pt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20pt" fo:font-weight="normal" officeooo:rsid="005e18e9" officeooo:paragraph-rsid="005e18e9" style:font-size-asian="17.5pt" style:font-weight-asian="normal" style:font-size-complex="20pt" style:font-weight-complex="normal"/>
    </style:style>
    <style:style style:name="P15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2pt" fo:font-weight="normal" officeooo:paragraph-rsid="0076fbf2" style:font-size-asian="2pt" style:font-weight-asian="normal" style:font-size-complex="2pt" style:font-weight-complex="normal"/>
    </style:style>
    <style:style style:name="P16" style:family="paragraph" style:parent-style-name="Standard">
      <style:text-properties officeooo:paragraph-rsid="005c8b59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style:font-name="Courier 10 Pitch" fo:font-size="12pt" fo:font-weight="normal" officeooo:rsid="005e18e9" officeooo:paragraph-rsid="0074b42b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10pt" fo:font-weight="normal" officeooo:rsid="005e18e9" officeooo:paragraph-rsid="005e18e9" style:font-size-asian="10pt" style:font-weight-asian="normal" style:font-size-complex="10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621db7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7"/>
            <text:p text:style-name="P7">Cod. <text:placeholder text:placeholder-type="text">&lt;o.default_code or ''&gt;</text:placeholder><text:placeholder text:placeholder-type="text">&lt;setLang('it_IT')&gt;</text:placeholder></text:p>
            <text:p text:style-name="P13"/>
            <text:p text:style-name="P6"><text:placeholder text:placeholder-type="text">&lt;o.name&gt;</text:placeholder></text:p>
            <text:p text:style-name="P6"/>
            <text:p text:style-name="P6"><draw:frame draw:style-name="fr1" draw:name="image:asimage(o.default_photo or False)" text:anchor-type="as-char" style:rel-width="scale" svg:height="6.08cm" style:rel-height="62%" draw:z-index="0"><draw:text-box fo:min-width="6.08cm"><text:p text:style-name="Frame_20_contents"/></draw:text-box></draw:frame></text:p>
          </table:table-cell>
          <table:table-cell table:style-name="Tabella1.A1" office:value-type="string">
            <text:p text:style-name="P8"/>
            <text:p text:style-name="P8"><text:span text:style-name="T1">Listino <text:s/></text:span><text:span text:style-name="T1"><text:placeholder text:placeholder-type="text">&lt;formatLang(o.lst_price or 0)&gt;</text:placeholder></text:span></text:p>
            <text:p text:style-name="P10">SCONTO <text:span text:style-name="T2">50%</text:span></text:p>
            <text:p text:style-name="P14"/>
            <text:p text:style-name="P11"><text:placeholder text:placeholder-type="text">&lt;formatLang(o.lst_price * 0.5)&gt;</text:placeholder></text:p>
            <text:p text:style-name="P12">+ iva 22%</text:p>
            <text:p text:style-name="P14"/>
            <text:p text:style-name="P11"><text:placeholder text:placeholder-type="text">&lt;formatLang(o.lst_price * 0.5 * 1.22)&gt;</text:placeholder></text:p>
            <text:p text:style-name="P12"><text:s/>iva inclusa</text:p>
            <text:p text:style-name="P9"/>
            <text:p text:style-name="P3"><draw:frame draw:style-name="fr2" draw:name="image:asimage(o.weblink_qrcode or False)" text:anchor-type="as-char" svg:width="1.757cm" style:rel-width="50%" svg:height="1.739cm" style:rel-height="scale-min" draw:z-index="1"><draw:text-box><text:p text:style-name="Frame_20_contents"/></draw:text-box></draw:frame></text:p>
            <text:p text:style-name="P2"/>
          </table:table-cell>
        </table:table-row>
      </table:table>
      <text:p text:style-name="P5"><text:placeholder text:placeholder-type="text">&lt;if test="o.id != objects[-1].id"&gt;</text:placeholder></text:p>
      <text:p text:style-name="P5"><text:soft-page-break/></text:p>
      <text:p text:style-name="P15"><text:s/></text:p>
      <text:p text:style-name="P5"><text:placeholder text:placeholder-type="text">&lt;/if&gt;</text:placeholder></text:p>
      <text:p text:style-name="P4"><text:placeholder text:placeholder-type="text">&lt;/for&gt;</text:placeholder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9.999cm" fo:page-height="11cm" style:num-format="1" style:print-orientation="landscape" fo:margin-top="0cm" fo:margin-bottom="0cm" fo:margin-left="0cm" fo:margin-right="0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3-08T09:22:05.069006697</dc:date>
    <dc:creator>thebrush </dc:creator>
    <meta:editing-duration>PT18H26M54S</meta:editing-duration>
    <meta:editing-cycles>112</meta:editing-cycles>
    <meta:document-statistic meta:table-count="1" meta:image-count="0" meta:object-count="0" meta:page-count="3" meta:paragraph-count="15" meta:word-count="34" meta:character-count="263" meta:non-whitespace-character-count="238"/>
  </office:meta>
</office:document-meta>
</file>